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"And you call yourself a maid? Then show
some willpower!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"P-Please, let me go to the toilet!!
Senpai... I'm begging you... I-I can't...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"I... can't hold... ah, ah...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"How dare you fidget around like that
so shamelessly!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"You are in dire need of a scolding! Fix that
attitude of yours, missy! *pant* * pant*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"But—agh, I'm going to... wet myself!
Please... just let me... in...!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"N-No... it's... no, I-I'm at my... limiiit...
n... o... o...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"Noo... waaaaaaahhh...! ////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"(Yesssssssssssssss!!!!)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"Oh, dear! How old do you think you are?!
...*stare* *stare*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"Well, there's no helping it! I shall clean up
after the poor girly who had an accident in the
palace! Bring me a bucket and cloth, please!"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"Uuuuh... *sob* ////"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"Excuse me! Cleaning in progress!"
Rookie Maid
"P-Please don't looook——!! ////"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"(The pee... it's so warm! ♪ *pant*)"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"(...S-Somehow... that might have actually...
felt rather... good... ////)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0T22:08:56+01:00</meta:creation-date>
    <dc:date>2020-01-10T22:08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